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34F80000001A0000001AA90F4A9826A20461.svg" manifest:media-type="image/svg+xml"/>
  <manifest:file-entry manifest:full-path="Pictures/100002010000000200000002B34758CEDA14662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4b7e" officeooo:paragraph-rsid="000a4b7e"/>
    </style:style>
    <style:style style:name="P2" style:family="paragraph" style:parent-style-name="Standard">
      <style:text-properties officeooo:rsid="000b2331" officeooo:paragraph-rsid="000b2331"/>
    </style:style>
    <style:style style:name="P3" style:family="paragraph" style:parent-style-name="Standard">
      <style:text-properties officeooo:rsid="000b2331" officeooo:paragraph-rsid="000b399b"/>
    </style:style>
    <style:style style:name="P4" style:family="paragraph" style:parent-style-name="Standard">
      <style:text-properties officeooo:rsid="000d35d0" officeooo:paragraph-rsid="000d35d0"/>
    </style:style>
    <style:style style:name="P5" style:family="paragraph" style:parent-style-name="Heading_20_1">
      <style:text-properties officeooo:rsid="0016e0e9" officeooo:paragraph-rsid="0016e0e9"/>
    </style:style>
    <style:style style:name="P6" style:family="paragraph" style:parent-style-name="Title" style:master-page-name="Standard">
      <style:paragraph-properties style:page-number="1"/>
    </style:style>
    <style:style style:name="P7" style:family="paragraph" style:parent-style-name="Standard" style:list-style-name="L1">
      <style:text-properties officeooo:rsid="000b2331" officeooo:paragraph-rsid="000b2331"/>
    </style:style>
    <style:style style:name="P8" style:family="paragraph" style:parent-style-name="Standard">
      <style:text-properties officeooo:rsid="000b399b" officeooo:paragraph-rsid="000b399b"/>
    </style:style>
    <style:style style:name="P9" style:family="paragraph" style:parent-style-name="Standard">
      <style:text-properties officeooo:rsid="000e85a9" officeooo:paragraph-rsid="000e85a9"/>
    </style:style>
    <style:style style:name="P10" style:family="paragraph" style:parent-style-name="Standard">
      <style:text-properties officeooo:rsid="000e85a9" officeooo:paragraph-rsid="0010635b"/>
    </style:style>
    <style:style style:name="P11" style:family="paragraph" style:parent-style-name="Standard">
      <style:text-properties officeooo:rsid="000d35d0" officeooo:paragraph-rsid="000d35d0"/>
    </style:style>
    <style:style style:name="P12" style:family="paragraph" style:parent-style-name="Standard">
      <style:text-properties officeooo:rsid="0010635b" officeooo:paragraph-rsid="0010635b"/>
    </style:style>
    <style:style style:name="P13" style:family="paragraph" style:parent-style-name="Standard">
      <style:text-properties officeooo:rsid="0013896c" officeooo:paragraph-rsid="0013896c"/>
    </style:style>
    <style:style style:name="P14" style:family="paragraph" style:parent-style-name="Standard">
      <style:text-properties officeooo:rsid="0014944e" officeooo:paragraph-rsid="0014944e"/>
    </style:style>
    <style:style style:name="P15" style:family="paragraph" style:parent-style-name="Standard">
      <style:text-properties officeooo:paragraph-rsid="0014944e"/>
    </style:style>
    <style:style style:name="P16" style:family="paragraph" style:parent-style-name="Standard">
      <style:text-properties officeooo:rsid="0016e0e9" officeooo:paragraph-rsid="0016e0e9"/>
    </style:style>
    <style:style style:name="P17" style:family="paragraph" style:parent-style-name="Standard">
      <style:text-properties officeooo:rsid="00174086" officeooo:paragraph-rsid="00180bb7"/>
    </style:style>
    <style:style style:name="P18" style:family="paragraph" style:parent-style-name="Standard">
      <style:text-properties officeooo:rsid="00180bb7" officeooo:paragraph-rsid="00180bb7"/>
    </style:style>
    <style:style style:name="P19" style:family="paragraph" style:parent-style-name="Standard">
      <style:text-properties officeooo:rsid="001a7edb" officeooo:paragraph-rsid="001a7edb"/>
    </style:style>
    <style:style style:name="P20" style:family="paragraph" style:parent-style-name="Standard">
      <style:text-properties officeooo:rsid="001bb1a7" officeooo:paragraph-rsid="001bb1a7"/>
    </style:style>
    <style:style style:name="T1" style:family="text">
      <style:text-properties officeooo:rsid="000a4b7e"/>
    </style:style>
    <style:style style:name="T2" style:family="text">
      <style:text-properties officeooo:rsid="000b2331"/>
    </style:style>
    <style:style style:name="T3" style:family="text">
      <style:text-properties officeooo:rsid="000b399b"/>
    </style:style>
    <style:style style:name="T4" style:family="text">
      <style:text-properties officeooo:rsid="000ddfd8"/>
    </style:style>
    <style:style style:name="T5" style:family="text">
      <style:text-properties officeooo:rsid="000e84ea"/>
    </style:style>
    <style:style style:name="T6" style:family="text">
      <style:text-properties officeooo:rsid="0010635b"/>
    </style:style>
    <style:style style:name="T7" style:family="text">
      <style:text-properties officeooo:rsid="0012575f"/>
    </style:style>
    <style:style style:name="T8" style:family="text">
      <style:text-properties officeooo:rsid="0016e0e9"/>
    </style:style>
    <style:style style:name="T9" style:family="text">
      <style:text-properties officeooo:rsid="00180bb7"/>
    </style:style>
    <style:style style:name="T10" style:family="text">
      <style:text-properties officeooo:rsid="001b9c4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j34ehpo25jmu"/>SAKI SS19 Homework <text:span text:style-name="T1">1</text:span></text:p>
      <text:p text:style-name="Standard">Author: <text:span text:style-name="T1">Daniel Seitz</text:span></text:p>
      <text:p text:style-name="Standard">Program code: https://github.com/Anto4ka/transaction-classifier</text:p>
      <text:p text:style-name="Heading_20_1"><text:bookmark text:name="_oqd53p8rdsuy"/>Summary</text:p>
      <text:p text:style-name="P1">For a given set of financial transactions, the <text:span text:style-name="T2">challenge is to classify each one into one of the following categories:</text:span></text:p>
      <text:list xml:id="list1000568815" text:style-name="L1">
        <text:list-item>
          <text:p text:style-name="P7">Income</text:p>
        </text:list-item>
        <text:list-item>
          <text:p text:style-name="P7">Private (cash, deposit, donation, presents)</text:p>
        </text:list-item>
        <text:list-item>
          <text:p text:style-name="P7">Living (rent, additional flat expenses, ...)</text:p>
        </text:list-item>
        <text:list-item>
          <text:p text:style-name="P7">Standard of living (food, health, children, ...)</text:p>
        </text:list-item>
        <text:list-item>
          <text:p text:style-name="P7">Finance (credit, bank costs, insurances, savings)</text:p>
        </text:list-item>
        <text:list-item>
          <text:p text:style-name="P7">Leisure (hobby, sport, vacation, shopping, ...)</text:p>
        </text:list-item>
      </text:list>
      <text:p text:style-name="P2">The chosen approach is a Multinomial Naive Bayes classifier, which was trained on a dataset containing 209 entries.</text:p>
      <text:p text:style-name="P3">Every raw data entry contains the nine attributes “Auftragskonto”, “Buchungstag”, “Valutadatum”, “Buchungstext”, “Verwendungszweck”, “Beguenstigter/Zahlungspflichtiger”, “Kontonummer”, “BLZ”, “Betrag” and “Waehrung”. For lack of relevant information every attribute was dropped, besides “Buchungst<text:span text:style-name="T3">ext</text:span>”, “Verwendungszweck” and “Betr<text:span text:style-name="T3">ag”.</text:span></text:p>
      <text:p text:style-name="P8">The “Buchungstext” attribute is being transformed by a p<text:span text:style-name="T5">i</text:span>peline, consisting of an Imputation transformer (filling missing values), and an Encoder, maping the different values to numerical categories.</text:p>
      <text:p text:style-name="P4">The “Verwendungszweck” attribute is being transformed by a pipeline, consisting of a “Bag-of-words”-transformation, which converts the attribute into numerical features, followed by a term-frequency normalization.</text:p>
      <text:p text:style-name="P4">Lastly, the “Betrag” attribute is being cleaned up and normalized, followed by a transformation pipeline. It consists of an Imputation transformer and a “<text:span text:style-name="T4">3</text:span>-Bins-Discretizer”, which maps the value to one of three uniformely sized <text:span text:style-name="T4">value-ranges.</text:span></text:p>
      <text:p text:style-name="P10">The <text:span text:style-name="T6">software architecture uses multiple, cascading Pipelines, granting the opportunity of automated model selection. This was used in the development process, to empirically find the best paramters. An example would be, that 3 bins are optimal for the discretization of the numerical “Betrag”-attribute.</text:span></text:p>
      <text:p text:style-name="P12">This also simplified the feature selection process, by offering an easy interface to implement new features. This was used in the analysis of the “Buchungstag”-attribute. After mapping the date to a weekday, the resulting attribute could easily be added to the pipeline handling the “Buchungstext”-attribute. Even though this indeed increased the performance score, the improvement was too <text:span text:style-name="T7">insignificant, to be able to justify adding an other dimension to the feature vector.</text:span></text:p>
      <text:p text:style-name="P9">The decision to choose a Multinomial Naive Bayes classifier is a result of the idea to vectorize the “Verwendungszweck” with the “Bag-of-Words” approach. This kind of classifier is based on a multinomial event model and works best with feature vectors that can be represented as histograms, counting the number of times a event occurred. Following this decision, the other two attributes “Betrag” and “Buchungstext” were converted to similar, discrete feature, to fit the classifier model.</text:p>
      <text:p text:style-name="P13">The classifier was trained on 75% of the data set(=156 entries), while being trained on the remaining 25% (=53 entries)</text:p>
      <text:p text:style-name="P13"/>
      <text:p text:style-name="P9"/>
      <text:p text:style-name="Heading_20_1"><text:bookmark text:name="_p05hg4rwvlz3"/><text:soft-page-break/>Evaluation</text:p>
      <text:p text:style-name="Standard">An evaluation of your results; includes an metric you chose, its definition and use.</text:p>
      <text:p text:style-name="P14">For the evaluation of the results, a weighted F1 score <text:span text:style-name="T8">was chosen</text:span>. <text:span text:style-name="T8">Generally the traditional F1 score is the harmonic mean of the Precision and the Recall.</text:span></text:p>
      <text:p text:style-name="P14"><draw:frame draw:style-name="fr2" draw:name="Objekt1" text:anchor-type="as-char" svg:y="-0.619cm" svg:width="7.802cm" svg:height="1.037cm" draw:z-index="2"><draw:object xlink:href="./Object 1" xlink:type="simple" xlink:show="embed" xlink:actuate="onLoad"/><draw:image xlink:href="./ObjectReplacements/Object 1" xlink:type="simple" xlink:show="embed" xlink:actuate="onLoad"/></draw:frame><draw:frame draw:style-name="fr2" draw:name="Objekt2" text:anchor-type="as-char" svg:y="-0.619cm" svg:width="7.428cm" svg:height="1.037cm" draw:z-index="3"><draw:object xlink:href="./Object 2" xlink:type="simple" xlink:show="embed" xlink:actuate="onLoad"/><draw:image xlink:href="./ObjectReplacements/Object 2" xlink:type="simple" xlink:show="embed" xlink:actuate="onLoad"/></draw:frame></text:p>
      <text:p text:style-name="P16">Which results in the following formula:</text:p>
      <text:p text:style-name="P16"><draw:frame draw:style-name="fr2" draw:name="Objekt3" text:anchor-type="as-char" svg:y="-0.681cm" svg:width="5.477cm" svg:height="1.058cm" draw:z-index="4"><draw:object xlink:href="./Object 3" xlink:type="simple" xlink:show="embed" xlink:actuate="onLoad"/><draw:image xlink:href="./ObjectReplacements/Object 3" xlink:type="simple" xlink:show="embed" xlink:actuate="onLoad"/></draw:frame><text:tab/></text:p>
      <text:p text:style-name="P17">Even though this metric is not as easy to understand intuitively as the raw ration between correct and incorrect classifications, it offers great benefits by taking both false positives and false negatives into account. </text:p>
      <text:p text:style-name="P17">Now this definition is only applicable to binary classification problems. To scale this metric to a multiclass classification problem, we need to chose a <text:span text:style-name="T9">strategy how to calculate a scalar value out of the F1 scores for every class. An example would be to calculate the metric for each label, and to find their unweighted mean. The problem with this approach is, that it does not take label imbalance into account. Since our training data is highly imbalanced, this would be less than optimal.</text:span></text:p>
      <text:p text:style-name="P18">A more appropriate approach is to again calculate the F1 score for every label, and to weigh the scores with their corresponding label-frequency.</text:p>
      <text:p text:style-name="P5">Possible Improvements</text:p>
      <text:p text:style-name="P19">The biggest limiting factor in the development of the transaction classifier was the small data set. Besides the general saying “More data is better data”, this lack of information directly affected the two attributes “Verwendungszweck” and “Buchungstag”.</text:p>
      <text:p text:style-name="P19">With a data set of this size it is rather hard to develop a significant “Bag-of-Words”-Vocabulary, to cover all the various reasons for a fincanial transaction. Since this is a matter of textual data, there is also no way to extrapolate the classifier to never seen words of unknown domains.</text:p>
      <text:p text:style-name="P19">But while the “Verwendungszweck” attribute still succeeded in offering plausible estimations, the “Buchungstag” really suffered from the narrow training data. Intuitively information like the weekday, beginning/end of month or even time of year could offer big insights into individuals, regarding their financial behaviour. <text:span text:style-name="T10">A simple example could be, that most people tend to spend money on leisure activitys right after their paycheck arrived(sudden spike in money) or at the end of the month(“There is money left”). Sadly this data set does not offer enough transactions to find such patterns.</text:span></text:p>
      <text:p text:style-name="P20">Another opportunity to improve the performance of this classifier, would be the better to model the K-Bins-Vectorization of the “Betrag” attribute in greater detail. For example, an ascending size of bin-ranges could help to better categorize payments in small, medium and big transactions.</text:p>
      <text:p text:style-name="Heading_20_1"><text:bookmark text:name="_84qm2bz77gh"/>Screenshot</text:p>
      <text:p text:style-name="P15">A screenshot of your Jupyter n<draw:frame draw:style-name="fr1" draw:name="Bild1" text:anchor-type="as-char" svg:width="0.041cm" svg:height="0.041cm" draw:z-index="0"><draw:image xlink:href="Pictures/100034F80000001A0000001AA90F4A9826A20461.svg" xlink:type="simple" xlink:show="embed" xlink:actuate="onLoad" loext:mime-type="image/svg+xml"/><draw:image xlink:href="Pictures/100002010000000200000002B34758CEDA146626.png" xlink:type="simple" xlink:show="embed" xlink:actuate="onLoad" loext:mime-type="image/png"/><svg:title>{\displaystyle F_{1}=\left({\frac {\mathrm {recall} ^{-1}+\mathrm {precision} ^{-1}}{2}}\right)^{-1}=2\cdot {\frac {\mathrm {precision} \cdot \mathrm {recall} }{\mathrm {precision} +\mathrm {recall} }}}</svg:title></draw:frame> otebook after final run showing chosen evaluation metric.</text:p>
      <text:p text:style-name="Standard"/>
      <text:p text:style-name="Standard"><draw:frame draw:style-name="fr1" draw:name="Bild2" text:anchor-type="as-char" svg:width="0.041cm" svg:height="0.041cm" draw:z-index="1"><draw:image xlink:href="Pictures/100002010000000200000002B34758CEDA146626.png" xlink:type="simple" xlink:show="embed" xlink:actuate="onLoad" loext:mime-type="image/png"/><draw:image xlink:href="Pictures/100002010000000200000002B34758CEDA146626.png" xlink:type="simple" xlink:show="embed" xlink:actuate="onLoad" loext:mime-type="image/png"/><svg:title>{\displaystyle F_{1}=\left({\frac {\mathrm {recall} ^{-1}+\mathrm {precision} ^{-1}}{2}}\right)^{-1}=2\cdot {\frac {\mathrm {precision} \cdot \mathrm {recall} }{\mathrm {precision} +\mathrm {recall} }}}</svg:title></draw:frame><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Noto Sans CJK SC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none" style:letter-kerning="false" style:font-name-asian="Noto Sans CJK SC Regular" style:font-size-asian="11pt" style:language-asian="zh" style:country-asian="CN" style:font-name-complex="Lohit Devanagari"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line-height="115%"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635cm" fo:margin-bottom="0cm" loext:contextual-spacing="false" fo:line-height="100%"/>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cm" loext:contextual-spacing="false" fo:line-height="100%"/>
      <style:text-properties fo:color="#666666"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style:text-properties fo:color="#666666"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text-properties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cm" fo:margin-bottom="0.635cm" loext:contextual-spacing="false" fo:line-height="100%"/>
      <style:text-properties fo:color="#666666" style:font-name="Arial" fo:font-family="Arial"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fo:background-color="#ffffff"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9:42:33.266000000</dc:date>
    <meta:editing-duration>PT1H1M13S</meta:editing-duration>
    <meta:editing-cycles>6</meta:editing-cycles>
    <meta:generator>LibreOffice/6.2.4.2$Windows_X86_64 LibreOffice_project/2412653d852ce75f65fbfa83fb7e7b669a126d64</meta:generator>
    <meta:document-statistic meta:table-count="0" meta:image-count="2" meta:object-count="3" meta:page-count="2" meta:paragraph-count="37" meta:word-count="840" meta:character-count="5660" meta:non-whitespace-character-count="4857"/>
  </office:meta>
</office:document-meta>
</file>

<file path=Object 1/content.xml><?xml version="1.0" encoding="utf-8"?>
<math xmlns="http://www.w3.org/1998/Math/MathML" display="block">
  <semantics>
    <mrow>
      <mi mathvariant="italic">Precision</mi>
      <mo stretchy="false">=</mo>
      <mfrac>
        <mrow>
          <mi mathvariant="italic">True</mi>
          <mi mathvariant="italic">Positives</mi>
        </mrow>
        <mrow>
          <mo fence="true" stretchy="false">(</mo>
          <mrow>
            <mrow>
              <mi mathvariant="italic">True</mi>
              <mrow>
                <mi mathvariant="italic">Positives</mi>
                <mo stretchy="false">+</mo>
                <mi mathvariant="italic">False</mi>
              </mrow>
              <mi mathvariant="italic">Positives</mi>
            </mrow>
          </mrow>
          <mo fence="true" stretchy="false">)</mo>
        </mrow>
      </mfrac>
    </mrow>
    <annotation encoding="StarMath 5.0">Precision = {True Positives} over (True Positives + False Positives)    </annotation>
  </semantics>
</math>
</file>

<file path=Object 2/content.xml><?xml version="1.0" encoding="utf-8"?>
<math xmlns="http://www.w3.org/1998/Math/MathML" display="block">
  <semantics>
    <mrow>
      <mi mathvariant="italic">Recall</mi>
      <mo stretchy="false">=</mo>
      <mfrac>
        <mrow>
          <mi mathvariant="italic">True</mi>
          <mi mathvariant="italic">Positives</mi>
        </mrow>
        <mrow>
          <mo fence="true" stretchy="false">(</mo>
          <mrow>
            <mrow>
              <mi mathvariant="italic">True</mi>
              <mrow>
                <mi mathvariant="italic">Positives</mi>
                <mo stretchy="false">+</mo>
                <mi mathvariant="italic">False</mi>
              </mrow>
              <mi mathvariant="italic">Negatives</mi>
            </mrow>
          </mrow>
          <mo fence="true" stretchy="false">)</mo>
        </mrow>
      </mfrac>
    </mrow>
    <annotation encoding="StarMath 5.0">Recall = {True Positives} over (True Positives + False Negatives)  </annotation>
  </semantics>
</math>
</file>

<file path=Object 3/content.xml><?xml version="1.0" encoding="utf-8"?>
<math xmlns="http://www.w3.org/1998/Math/MathML" display="block">
  <semantics>
    <mrow>
      <mrow>
        <mi>F</mi>
        <mn>1</mn>
      </mrow>
      <mo stretchy="false">=</mo>
      <msup>
        <mrow>
          <mo fence="true" stretchy="false">(</mo>
          <mrow>
            <mfrac>
              <mrow>
                <msup>
                  <mi mathvariant="italic">Precision</mi>
                  <mrow>
                    <mo stretchy="false">−</mo>
                    <mn>1</mn>
                  </mrow>
                </msup>
                <mo stretchy="false">+</mo>
                <msup>
                  <mi mathvariant="italic">Recall</mi>
                  <mrow>
                    <mo stretchy="false">−</mo>
                    <mn>1</mn>
                  </mrow>
                </msup>
              </mrow>
              <mn>2</mn>
            </mfrac>
          </mrow>
          <mo fence="true" stretchy="false">)</mo>
        </mrow>
        <mrow>
          <mo stretchy="false">−</mo>
          <mn>1</mn>
        </mrow>
      </msup>
    </mrow>
    <annotation encoding="StarMath 5.0"> {F1}  = ({Precision^-1 + Recall^-1} over {2})^-1  </annotation>
  </semantics>
</math>
</file>